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import is used to make specialty functions available</text:p>
      <text:p text:style-name="Standard"># These are called modules</text:p>
      <text:p text:style-name="Standard">import random</text:p>
      <text:p text:style-name="Standard">import sys</text:p>
      <text:p text:style-name="Standard">import os</text:p>
      <text:p text:style-name="Standard"/>
      <text:p text:style-name="Standard"># Hello world is just one line of code</text:p>
      <text:p text:style-name="Standard"># print() outputs data to the screen</text:p>
      <text:p text:style-name="Standard">print("Hello World")</text:p>
      <text:p text:style-name="Standard"/>
      <text:p text:style-name="Standard">'''</text:p>
      <text:p text:style-name="Standard">This is a multi-line comment</text:p>
      <text:p text:style-name="Standard">'''</text:p>
      <text:p text:style-name="Standard"/>
      <text:p text:style-name="Standard"># A variable is a place to store values</text:p>
      <text:p text:style-name="Standard"># Its name is like a label for that value</text:p>
      <text:p text:style-name="Standard">name = "Derek"</text:p>
      <text:p text:style-name="Standard">print(name)</text:p>
      <text:p text:style-name="Standard"/>
      <text:p text:style-name="Standard"># A variable name can contain letters, numbers, or _</text:p>
      <text:p text:style-name="Standard"># but can't start with a number</text:p>
      <text:p text:style-name="Standard"/>
      <text:p text:style-name="Standard"># There are 5 data types Numbers, Strings, List, Tuple, Dictionary</text:p>
      <text:p text:style-name="Standard"># You can store any of them in the same variable</text:p>
      <text:p text:style-name="Standard"/>
      <text:p text:style-name="Standard">name = 15</text:p>
      <text:p text:style-name="Standard">print(name)</text:p>
      <text:p text:style-name="Standard"/>
      <text:p text:style-name="Standard"><text:bookmark-start text:name="__DdeLink__2_1380803815"/># The arithmetic operators +, -, *, /, %, **, //</text:p>
      <text:p text:style-name="Standard"># ** Exponential calculation</text:p>
      <text:p text:style-name="Standard"># // Floor Division<text:bookmark-end text:name="__DdeLink__2_1380803815"/></text:p>
      <text:p text:style-name="Standard">print("5 + 2 =", 5+2)</text:p>
      <text:p text:style-name="Standard">print("5 - 2 =", 5-2)</text:p>
      <text:p text:style-name="Standard">print("5 * 2 =", 5*2)</text:p>
      <text:p text:style-name="Standard">print("5 / 2 =", 5/2)</text:p>
      <text:p text:style-name="Standard">print("5 % 2 =", 5%2)</text:p>
      <text:p text:style-name="Standard">print("5 ** 2 =", 5**2)</text:p>
      <text:p text:style-name="Standard">print("5 // 2 =", 5//2)</text:p>
      <text:p text:style-name="Standard"/>
      <text:p text:style-name="Standard"># Order of Operation states * and / is performed before + and -</text:p>
      <text:p text:style-name="Standard"/>
      <text:p text:style-name="Standard">print("1 + 2 - 3 * 2 =", 1 + 2 - 3 * 2)</text:p>
      <text:p text:style-name="Standard">print("(1 + 2 - 3) * 2 =", (1 + 2 - 3) * 2)</text:p>
      <text:p text:style-name="Standard"/>
      <text:p text:style-name="Standard"># A string is a string of characters surrounded by " or '</text:p>
      <text:p text:style-name="Standard"># If you must use a " or ' between the same quote escape it with \</text:p>
      <text:p text:style-name="Standard">quote = "\"Always remember your unique,"</text:p>
      <text:p text:style-name="Standard"/>
      <text:p text:style-name="Standard"># A multi-line quote</text:p>
      <text:p text:style-name="Standard">multi_line_quote = ''' just</text:p>
      <text:p text:style-name="Standard">like everyone else" '''</text:p>
      <text:p text:style-name="Standard"/>
      <text:p text:style-name="Standard"><text:soft-page-break/>print(quote + multi_line_quote)</text:p>
      <text:p text:style-name="Standard"/>
      <text:p text:style-name="Standard"># To embed a string in output use %s</text:p>
      <text:p text:style-name="Standard">print("%s %s %s" % ('I like the quote', quote, multi_line_quote))</text:p>
      <text:p text:style-name="Standard"/>
      <text:p text:style-name="Standard"># To keep from printing newlines use end=""</text:p>
      <text:p text:style-name="Standard">print("I don't like ",end="")</text:p>
      <text:p text:style-name="Standard">print("newlines")</text:p>
      <text:p text:style-name="Standard"/>
      <text:p text:style-name="Standard"># You can print a string multiple times with *</text:p>
      <text:p text:style-name="Standard">print('\n' * 5)</text:p>
      <text:p text:style-name="Standard"/>
      <text:p text:style-name="Standard"># LISTS -------------</text:p>
      <text:p text:style-name="Standard"># A list allows you to create a list of values and manipulate them</text:p>
      <text:p text:style-name="Standard"># Each value has an index with the first one starting at 0</text:p>
      <text:p text:style-name="Standard"/>
      <text:p text:style-name="Standard">grocery_list = ['Juice', 'Tomatoes', 'Potatoes', 'Bananas']</text:p>
      <text:p text:style-name="Standard">print('The first item is', grocery_list[1])</text:p>
      <text:p text:style-name="Standard"/>
      <text:p text:style-name="Standard"># You can change the value stored in a list box</text:p>
      <text:p text:style-name="Standard">grocery_list[0] = "Green Juice"</text:p>
      <text:p text:style-name="Standard">print(grocery_list)</text:p>
      <text:p text:style-name="Standard"/>
      <text:p text:style-name="Standard"># You can get a subset of the list with [min:up to but not including max]</text:p>
      <text:p text:style-name="Standard"/>
      <text:p text:style-name="Standard">print(grocery_list[1:3])</text:p>
      <text:p text:style-name="Standard"/>
      <text:p text:style-name="Standard"># You can put any data type in a a list including a list</text:p>
      <text:p text:style-name="Standard">other_events = ['Wash Car', 'Pick up Kids', 'Cash Check']</text:p>
      <text:p text:style-name="Standard">to_do_list = [other_events, grocery_list]</text:p>
      <text:p text:style-name="Standard"/>
      <text:p text:style-name="Standard">print(to_do_list)</text:p>
      <text:p text:style-name="Standard"/>
      <text:p text:style-name="Standard"># Get the second item in the second list (Boxes inside of boxes)</text:p>
      <text:p text:style-name="Standard">print(to_do_list[1][1])</text:p>
      <text:p text:style-name="Standard"/>
      <text:p text:style-name="Standard"><text:bookmark-start text:name="__DdeLink__4_1380803815"/># You add values using append</text:p>
      <text:p text:style-name="Standard">grocery_list.append('onions')</text:p>
      <text:p text:style-name="Standard">print(to_do_list)</text:p>
      <text:p text:style-name="Standard"/>
      <text:p text:style-name="Standard"># Insert item at given index</text:p>
      <text:p text:style-name="Standard">grocery_list.insert(1, "Pickle")</text:p>
      <text:p text:style-name="Standard"/>
      <text:p text:style-name="Standard"># Remove item from list</text:p>
      <text:p text:style-name="Standard">grocery_list.remove("Pickle")</text:p>
      <text:p text:style-name="Standard"/>
      <text:p text:style-name="Standard"># Sorts items in list</text:p>
      <text:p text:style-name="Standard">grocery_list.sort()</text:p>
      <text:p text:style-name="Standard"/>
      <text:p text:style-name="Standard"># Reverse sort items in list</text:p>
      <text:p text:style-name="Standard">grocery_list.reverse()</text:p>
      <text:p text:style-name="Standard"/>
      <text:p text:style-name="Standard"><text:soft-page-break/># del deletes an item at specified index</text:p>
      <text:p text:style-name="Standard">del grocery_list[4]</text:p>
      <text:p text:style-name="Standard">print(to_do_list)</text:p>
      <text:p text:style-name="Standard"/>
      <text:p text:style-name="Standard"># We can combine lists with a +</text:p>
      <text:p text:style-name="Standard">to_do_list = other_events + grocery_list</text:p>
      <text:p text:style-name="Standard">print(to_do_list)</text:p>
      <text:p text:style-name="Standard"/>
      <text:p text:style-name="Standard"># Get length of list</text:p>
      <text:p text:style-name="Standard">print(len(to_do_list))</text:p>
      <text:p text:style-name="Standard"/>
      <text:p text:style-name="Standard"># Get the max item in list</text:p>
      <text:p text:style-name="Standard">print(max(to_do_list))</text:p>
      <text:p text:style-name="Standard"/>
      <text:p text:style-name="Standard"># Get the minimum item in list</text:p>
      <text:p text:style-name="Standard">print(min(to_do_list))<text:bookmark-end text:name="__DdeLink__4_1380803815"/></text:p>
      <text:p text:style-name="Standard"/>
      <text:p text:style-name="Standard"><text:bookmark-start text:name="__DdeLink__6_1380803815"/># TUPLES -------------</text:p>
      <text:p text:style-name="Standard"># Values in a tuple can't change like lists</text:p>
      <text:p text:style-name="Standard"/>
      <text:p text:style-name="Standard">pi_tuple = (3, 1, 4, 1, 5, 9)</text:p>
      <text:p text:style-name="Standard"/>
      <text:p text:style-name="Standard"># Convert tuple into a list</text:p>
      <text:p text:style-name="Standard">new_tuple = list(pi_tuple)</text:p>
      <text:p text:style-name="Standard"/>
      <text:p text:style-name="Standard"># Convert a list into a tuple</text:p>
      <text:p text:style-name="Standard"># new_list = tuple(grocery_list)</text:p>
      <text:p text:style-name="Standard"/>
      <text:p text:style-name="Standard"># tuples also have len(tuple), min(tuple) and max(tuple)<text:bookmark-end text:name="__DdeLink__6_1380803815"/></text:p>
      <text:p text:style-name="Standard"/>
      <text:p text:style-name="Standard"><text:bookmark-start text:name="__DdeLink__8_1380803815"/># DICTIONARY or MAP -------------</text:p>
      <text:p text:style-name="Standard"># Made up of values with a unique key for each value</text:p>
      <text:p text:style-name="Standard"># Similar to lists, but you can't join dicts with a +</text:p>
      <text:p text:style-name="Standard"/>
      <text:p text:style-name="Standard">super_villains = {'Fiddler' : 'Isaac Bowin',</text:p>
      <text:p text:style-name="Standard"><text:s text:c="18"/>'Captain Cold' : 'Leonard Snart',</text:p>
      <text:p text:style-name="Standard"><text:s text:c="18"/>'Weather Wizard' : 'Mark Mardon',</text:p>
      <text:p text:style-name="Standard"><text:s text:c="18"/>'Mirror Master' : 'Sam Scudder',</text:p>
      <text:p text:style-name="Standard"><text:s text:c="18"/>'Pied Piper' : 'Thomas Peterson'}</text:p>
      <text:p text:style-name="Standard"/>
      <text:p text:style-name="Standard">print(super_villains['Captain Cold'])</text:p>
      <text:p text:style-name="Standard"/>
      <text:p text:style-name="Standard"># Delete an entry</text:p>
      <text:p text:style-name="Standard">del super_villains['Fiddler']</text:p>
      <text:p text:style-name="Standard">print(super_villains)</text:p>
      <text:p text:style-name="Standard"/>
      <text:p text:style-name="Standard"># Replace a value</text:p>
      <text:p text:style-name="Standard">super_villains['Pied Piper'] = 'Hartley Rathaway'</text:p>
      <text:p text:style-name="Standard"/>
      <text:p text:style-name="Standard"># Print the number of items in the dictionary</text:p>
      <text:p text:style-name="Standard">print(len(super_villains))</text:p>
      <text:p text:style-name="Standard"/>
      <text:p text:style-name="Standard"><text:soft-page-break/># Get the value for the passed key</text:p>
      <text:p text:style-name="Standard">print(super_villains.get("Pied Piper"))</text:p>
      <text:p text:style-name="Standard"/>
      <text:p text:style-name="Standard"># Get a list of dictionary keys</text:p>
      <text:p text:style-name="Standard">print(super_villains.keys())</text:p>
      <text:p text:style-name="Standard"/>
      <text:p text:style-name="Standard"># Get a list of dictionary values</text:p>
      <text:p text:style-name="Standard">print(super_villains.values())<text:bookmark-end text:name="__DdeLink__8_1380803815"/></text:p>
      <text:p text:style-name="Standard"><text:bookmark-start text:name="__DdeLink__10_1380803815"/></text:p>
      <text:p text:style-name="Standard"># CONDITIONALS -------------</text:p>
      <text:p text:style-name="Standard"># The if, else and elif statements are used to perform different</text:p>
      <text:p text:style-name="Standard"># actions based off of conditions</text:p>
      <text:p text:style-name="Standard"># Comparison Operators : ==, !=, &gt;, &lt;, &gt;=, &lt;=</text:p>
      <text:p text:style-name="Standard"/>
      <text:p text:style-name="Standard"># The if statement will execute code if a condition is met</text:p>
      <text:p text:style-name="Standard"># White space is used to group blocks of code in Python</text:p>
      <text:p text:style-name="Standard"># Use the same number of proceeding spaces for blocks of code</text:p>
      <text:p text:style-name="Standard"/>
      <text:p text:style-name="Standard">age = 30</text:p>
      <text:p text:style-name="Standard">if age &gt; 16 :</text:p>
      <text:p text:style-name="Standard"><text:s text:c="4"/>print('You are old enough to drive')</text:p>
      <text:p text:style-name="Standard"/>
      <text:p text:style-name="Standard"># Use an if statement if you want to execute different code regardless</text:p>
      <text:p text:style-name="Standard"># of whether the condition ws met or not</text:p>
      <text:p text:style-name="Standard"/>
      <text:p text:style-name="Standard">if age &gt; 16 :</text:p>
      <text:p text:style-name="Standard"><text:s text:c="4"/>print('You are old enough to drive')</text:p>
      <text:p text:style-name="Standard">else :</text:p>
      <text:p text:style-name="Standard"><text:s text:c="4"/>print('You are not old enough to drive')</text:p>
      <text:p text:style-name="Standard"/>
      <text:p text:style-name="Standard"># If you want to check for multiple conditions use elif</text:p>
      <text:p text:style-name="Standard"># If the first matches it won't check other conditions that follow</text:p>
      <text:p text:style-name="Standard"/>
      <text:p text:style-name="Standard">if age &gt;= 21 :</text:p>
      <text:p text:style-name="Standard"><text:s text:c="4"/>print('You are old enough to drive a tractor trailer')</text:p>
      <text:p text:style-name="Standard">elif age &gt;= 16:</text:p>
      <text:p text:style-name="Standard"><text:s text:c="4"/>print('You are old enough to drive a car')</text:p>
      <text:p text:style-name="Standard">else :</text:p>
      <text:p text:style-name="Standard"><text:s text:c="4"/>print('You are not old enough to drive')</text:p>
      <text:p text:style-name="Standard"/>
      <text:p text:style-name="Standard"># You can combine conditions with logical operators</text:p>
      <text:p text:style-name="Standard"># Logical Operators : and, or, not</text:p>
      <text:p text:style-name="Standard"/>
      <text:p text:style-name="Standard">if ((age &gt;= 1) and (age &lt;= 18)):</text:p>
      <text:p text:style-name="Standard"><text:s text:c="4"/>print("You get a birthday party")</text:p>
      <text:p text:style-name="Standard">elif (age == 21) or (age &gt;= 65):</text:p>
      <text:p text:style-name="Standard"><text:s text:c="4"/>print("You get a birthday party")</text:p>
      <text:p text:style-name="Standard">elif not(age == 30):</text:p>
      <text:p text:style-name="Standard"><text:s text:c="4"/>print("You don't get a birthday party")</text:p>
      <text:p text:style-name="Standard">else:</text:p>
      <text:p text:style-name="Standard"><text:s text:c="4"/>print("You get a birthday party yeah")</text:p>
      <text:p text:style-name="Standard"><text:bookmark-end text:name="__DdeLink__10_1380803815"/></text:p>
      <text:p text:style-name="Standard"><text:bookmark-start text:name="__DdeLink__12_1380803815"/><text:soft-page-break/># FOR LOOPS -------------</text:p>
      <text:p text:style-name="Standard"># Allows you to perform an action a set number of times</text:p>
      <text:p text:style-name="Standard"># Range performs the action 10 times 0 - 9</text:p>
      <text:p text:style-name="Standard">for x in range(0, 10):</text:p>
      <text:p text:style-name="Standard"><text:s text:c="4"/>print(x , ' ', end="")</text:p>
      <text:p text:style-name="Standard"/>
      <text:p text:style-name="Standard">print('\n')</text:p>
      <text:p text:style-name="Standard"/>
      <text:p text:style-name="Standard"># You can use for loops to cycle through a list</text:p>
      <text:p text:style-name="Standard">grocery_list = ['Juice', 'Tomatoes', 'Potatoes', 'Bananas']</text:p>
      <text:p text:style-name="Standard"/>
      <text:p text:style-name="Standard">for y in grocery_list:</text:p>
      <text:p text:style-name="Standard"><text:s text:c="4"/>print(y)</text:p>
      <text:p text:style-name="Standard"/>
      <text:p text:style-name="Standard"># You can also define a list of numbers to cycle through</text:p>
      <text:p text:style-name="Standard">for x in [2,4,6,8,10]:</text:p>
      <text:p text:style-name="Standard"><text:s text:c="4"/>print(x)</text:p>
      <text:p text:style-name="Standard"/>
      <text:p text:style-name="Standard"># You can double up for loops to cycle through lists</text:p>
      <text:p text:style-name="Standard">num_list =[[1,2,3],[10,20,30],[100,200,300]];</text:p>
      <text:p text:style-name="Standard"/>
      <text:p text:style-name="Standard">for x in range(0,3):</text:p>
      <text:p text:style-name="Standard"><text:s text:c="4"/>for y in range(0,3):</text:p>
      <text:p text:style-name="Standard"><text:s text:c="8"/>print(num_list[x][y])</text:p>
      <text:p text:style-name="Standard"/>
      <text:p text:style-name="Standard"># WHILE LOOPS -------------</text:p>
      <text:p text:style-name="Standard"># While loops are used when you don't know ahead of time how many</text:p>
      <text:p text:style-name="Standard"># times you'll have to loop</text:p>
      <text:p text:style-name="Standard">random_num = random.randrange(0,100)</text:p>
      <text:p text:style-name="Standard"/>
      <text:p text:style-name="Standard">while (random_num != 15):</text:p>
      <text:p text:style-name="Standard"><text:s text:c="4"/>print(random_num)</text:p>
      <text:p text:style-name="Standard"><text:s text:c="4"/>random_num = random.randrange(0,100)</text:p>
      <text:p text:style-name="Standard"/>
      <text:p text:style-name="Standard"># An iterator for a while loop is defined before the loop</text:p>
      <text:p text:style-name="Standard">i = 0;</text:p>
      <text:p text:style-name="Standard">while (i &lt;= 20):</text:p>
      <text:p text:style-name="Standard"><text:s text:c="4"/>if(i%2 == 0):</text:p>
      <text:p text:style-name="Standard"><text:s text:c="8"/>print(i)</text:p>
      <text:p text:style-name="Standard"><text:s text:c="4"/>elif(i == 9):</text:p>
      <text:p text:style-name="Standard"><text:s text:c="8"/># Forces the loop to end all together</text:p>
      <text:p text:style-name="Standard"><text:s text:c="8"/>break</text:p>
      <text:p text:style-name="Standard"><text:s text:c="4"/>else:</text:p>
      <text:p text:style-name="Standard"><text:s text:c="8"/># Shorthand for i = i + 1</text:p>
      <text:p text:style-name="Standard"><text:s text:c="8"/>i += 1</text:p>
      <text:p text:style-name="Standard"><text:s text:c="8"/># Skips to the next iteration of the loop</text:p>
      <text:p text:style-name="Standard"><text:s text:c="8"/>continue</text:p>
      <text:p text:style-name="Standard"/>
      <text:p text:style-name="Standard"><text:s text:c="4"/>i += 1</text:p>
      <text:p text:style-name="Standard"><text:bookmark-end text:name="__DdeLink__12_1380803815"/></text:p>
      <text:p text:style-name="Standard"># FUNCTIONS -------------</text:p>
      <text:p text:style-name="Standard"># Functions allow you to reuse and write readable code</text:p>
      <text:p text:style-name="Standard"><text:soft-page-break/># Type def (define), function name and parameters it receives</text:p>
      <text:p text:style-name="Standard"># return is used to return something to the caller of the function</text:p>
      <text:p text:style-name="Standard">def addNumbers(fNum, sNum):</text:p>
      <text:p text:style-name="Standard"><text:s text:c="4"/>sumNum = fNum + sNum</text:p>
      <text:p text:style-name="Standard"><text:s text:c="4"/>return sumNum</text:p>
      <text:p text:style-name="Standard"/>
      <text:p text:style-name="Standard">print(addNumbers(1, 4))</text:p>
      <text:p text:style-name="Standard"/>
      <text:p text:style-name="Standard"># Can't get the value of rNum because it was created in a function</text:p>
      <text:p text:style-name="Standard"># It is said to be out of scope</text:p>
      <text:p text:style-name="Standard"># print(sumNum)</text:p>
      <text:p text:style-name="Standard"/>
      <text:p text:style-name="Standard"># If you define a variable outside of the function it works every place</text:p>
      <text:p text:style-name="Standard">newNum = 0;</text:p>
      <text:p text:style-name="Standard">def subNumbers(fNum, sNum):</text:p>
      <text:p text:style-name="Standard"><text:s text:c="4"/>newNum = fNum - sNum</text:p>
      <text:p text:style-name="Standard"><text:s text:c="4"/>return newNum</text:p>
      <text:p text:style-name="Standard"/>
      <text:p text:style-name="Standard">print(subNumbers(1, 4))</text:p>
      <text:p text:style-name="Standard"/>
      <text:p text:style-name="Standard"># USER INPUT -------------</text:p>
      <text:p text:style-name="Standard">print('What is your name?')</text:p>
      <text:p text:style-name="Standard"/>
      <text:p text:style-name="Standard"># Stores everything typed up until ENTER</text:p>
      <text:p text:style-name="Standard">name = sys.stdin.readline()</text:p>
      <text:p text:style-name="Standard"/>
      <text:p text:style-name="Standard">print('Hello', name)</text:p>
      <text:p text:style-name="Standard"/>
      <text:p text:style-name="Standard"># STRINGS -------------</text:p>
      <text:p text:style-name="Standard"># A string is a series of characters surrounded by ' or "</text:p>
      <text:p text:style-name="Standard">long_string = "I'll catch you if you fall - The Floor"</text:p>
      <text:p text:style-name="Standard"/>
      <text:p text:style-name="Standard"># Retrieve the first 4 characters</text:p>
      <text:p text:style-name="Standard">print(long_string[0:4])</text:p>
      <text:p text:style-name="Standard"/>
      <text:p text:style-name="Standard"># Get the last 5 characters</text:p>
      <text:p text:style-name="Standard">print(long_string[-5:])</text:p>
      <text:p text:style-name="Standard"/>
      <text:p text:style-name="Standard"># Everything up to the last 5 characters</text:p>
      <text:p text:style-name="Standard">print(long_string[:-5])</text:p>
      <text:p text:style-name="Standard"/>
      <text:p text:style-name="Standard"># Concatenate part of a string to another</text:p>
      <text:p text:style-name="Standard">print(long_string[:4] + " be there")</text:p>
      <text:p text:style-name="Standard"/>
      <text:p text:style-name="Standard"># String formatting</text:p>
      <text:p text:style-name="Standard">print("%c is my %s letter and my number %d number is %.5f" % ('X', 'favorite', 1, .14))</text:p>
      <text:p text:style-name="Standard"/>
      <text:p text:style-name="Standard"># Capitalizes the first letter</text:p>
      <text:p text:style-name="Standard">print(long_string.capitalize())</text:p>
      <text:p text:style-name="Standard"/>
      <text:p text:style-name="Standard"># Returns the index of the start of the string</text:p>
      <text:p text:style-name="Standard"># case sensitive</text:p>
      <text:p text:style-name="Standard"><text:soft-page-break/>print(long_string.find("Floor"))</text:p>
      <text:p text:style-name="Standard"/>
      <text:p text:style-name="Standard"># Returns true if all characters are letters ' isn't a letter</text:p>
      <text:p text:style-name="Standard">print(long_string.isalpha())</text:p>
      <text:p text:style-name="Standard"/>
      <text:p text:style-name="Standard"># Returns true if all characters are numbers</text:p>
      <text:p text:style-name="Standard">print(long_string.isalnum())</text:p>
      <text:p text:style-name="Standard"/>
      <text:p text:style-name="Standard"># Returns the string length</text:p>
      <text:p text:style-name="Standard">print(len(long_string))</text:p>
      <text:p text:style-name="Standard"/>
      <text:p text:style-name="Standard"># Replace the first word with the second (Add a number to replace more)</text:p>
      <text:p text:style-name="Standard">print(long_string.replace("Floor", "Ground"))</text:p>
      <text:p text:style-name="Standard"/>
      <text:p text:style-name="Standard"># Remove white space from front and end</text:p>
      <text:p text:style-name="Standard">print(long_string.strip())</text:p>
      <text:p text:style-name="Standard"/>
      <text:p text:style-name="Standard"># Split a string into a list based on the delimiter you provide</text:p>
      <text:p text:style-name="Standard">quote_list = long_string.split(" ")</text:p>
      <text:p text:style-name="Standard">print(quote_list)</text:p>
      <text:p text:style-name="Standard"/>
      <text:p text:style-name="Standard"># FILE I/O -------------</text:p>
      <text:p text:style-name="Standard"/>
      <text:p text:style-name="Standard"># Overwrite or create a file for writing</text:p>
      <text:p text:style-name="Standard">test_file = open("test.txt", "wb")</text:p>
      <text:p text:style-name="Standard"/>
      <text:p text:style-name="Standard"># Get the file mode used</text:p>
      <text:p text:style-name="Standard">print(test_file.mode)</text:p>
      <text:p text:style-name="Standard"/>
      <text:p text:style-name="Standard"># Get the files name</text:p>
      <text:p text:style-name="Standard">print(test_file.name)</text:p>
      <text:p text:style-name="Standard"/>
      <text:p text:style-name="Standard"># Write text to a file with a newline</text:p>
      <text:p text:style-name="Standard">test_file.write(bytes("Write me to the file\n", 'UTF-8'))</text:p>
      <text:p text:style-name="Standard"/>
      <text:p text:style-name="Standard"># Close the file</text:p>
      <text:p text:style-name="Standard">test_file.close()</text:p>
      <text:p text:style-name="Standard"/>
      <text:p text:style-name="Standard"># Opens a file for reading and writing</text:p>
      <text:p text:style-name="Standard">test_file = open("test.txt", "r+")</text:p>
      <text:p text:style-name="Standard"/>
      <text:p text:style-name="Standard"># Read text from the file</text:p>
      <text:p text:style-name="Standard">text_in_file = test_file.read()</text:p>
      <text:p text:style-name="Standard"/>
      <text:p text:style-name="Standard">print(text_in_file)</text:p>
      <text:p text:style-name="Standard"/>
      <text:p text:style-name="Standard"># Delete the file</text:p>
      <text:p text:style-name="Standard">os.remove("test.txt")</text:p>
      <text:p text:style-name="Standard"/>
      <text:p text:style-name="Standard"># CLASSES AND OBJECTS -------------</text:p>
      <text:p text:style-name="Standard"># The concept of OOP allows us to model real world things using code</text:p>
      <text:p text:style-name="Standard"># Every object has attributes (color, height, weight) which are object variables</text:p>
      <text:p text:style-name="Standard"><text:soft-page-break/># Every object has abilities (walk, talk, eat) which are object functions</text:p>
      <text:p text:style-name="Standard"/>
      <text:p text:style-name="Standard">class Animal:</text:p>
      <text:p text:style-name="Standard"><text:s text:c="4"/># None signifies the lack of a value</text:p>
      <text:p text:style-name="Standard"><text:s text:c="4"/># You can make a variable private by starting it with __</text:p>
      <text:p text:style-name="Standard"><text:s text:c="4"/>__name = None</text:p>
      <text:p text:style-name="Standard"><text:s text:c="4"/>__height = None</text:p>
      <text:p text:style-name="Standard"><text:s text:c="4"/>__weight = None</text:p>
      <text:p text:style-name="Standard"><text:s text:c="4"/>__sound = None</text:p>
      <text:p text:style-name="Standard"/>
      <text:p text:style-name="Standard"><text:s text:c="4"/># The constructor is called to set up or initialize an object</text:p>
      <text:p text:style-name="Standard"><text:s text:c="4"/># self allows an object to refer to itself inside of the class</text:p>
      <text:p text:style-name="Standard"><text:s text:c="4"/>def __init__(self, name, height, weight, sound):</text:p>
      <text:p text:style-name="Standard"><text:s text:c="8"/>self.__name = name</text:p>
      <text:p text:style-name="Standard"><text:s text:c="8"/>self.__height = height</text:p>
      <text:p text:style-name="Standard"><text:s text:c="8"/>self.__weight = weight</text:p>
      <text:p text:style-name="Standard"><text:s text:c="8"/>self.__sound = sound</text:p>
      <text:p text:style-name="Standard"/>
      <text:p text:style-name="Standard"><text:s text:c="4"/>def set_name(self, name):</text:p>
      <text:p text:style-name="Standard"><text:s text:c="8"/>self.__name = name</text:p>
      <text:p text:style-name="Standard"/>
      <text:p text:style-name="Standard"><text:s text:c="4"/>def set_height(self, height):</text:p>
      <text:p text:style-name="Standard"><text:s text:c="8"/>self.__height = height</text:p>
      <text:p text:style-name="Standard"/>
      <text:p text:style-name="Standard"><text:s text:c="4"/>def set_weight(self, height):</text:p>
      <text:p text:style-name="Standard"><text:s text:c="8"/>self.__height = height</text:p>
      <text:p text:style-name="Standard"/>
      <text:p text:style-name="Standard"><text:s text:c="4"/>def set_sound(self, sound):</text:p>
      <text:p text:style-name="Standard"><text:s text:c="8"/>self.__sound = sound</text:p>
      <text:p text:style-name="Standard"/>
      <text:p text:style-name="Standard"><text:s text:c="4"/>def get_name(self):</text:p>
      <text:p text:style-name="Standard"><text:s text:c="8"/>return self.__name</text:p>
      <text:p text:style-name="Standard"/>
      <text:p text:style-name="Standard"><text:s text:c="4"/>def get_height(self):</text:p>
      <text:p text:style-name="Standard"><text:s text:c="8"/>return str(self.__height)</text:p>
      <text:p text:style-name="Standard"/>
      <text:p text:style-name="Standard"><text:s text:c="4"/>def get_weight(self):</text:p>
      <text:p text:style-name="Standard"><text:s text:c="8"/>return str(self.__weight)</text:p>
      <text:p text:style-name="Standard"/>
      <text:p text:style-name="Standard"><text:s text:c="4"/>def get_sound(self):</text:p>
      <text:p text:style-name="Standard"><text:s text:c="8"/>return self.__sound</text:p>
      <text:p text:style-name="Standard"/>
      <text:p text:style-name="Standard"><text:s text:c="4"/>def get_type(self):</text:p>
      <text:p text:style-name="Standard"><text:s text:c="8"/>print("Animal")</text:p>
      <text:p text:style-name="Standard"/>
      <text:p text:style-name="Standard"><text:s text:c="4"/>def toString(self):</text:p>
      <text:p text:style-name="Standard"><text:s text:c="8"/>return "{} is {} cm tall and {} kilograms and says {}".format(self.__name, self.__height, self.__weight, self.__sound)</text:p>
      <text:p text:style-name="Standard"/>
      <text:p text:style-name="Standard"># How to create a Animal object</text:p>
      <text:p text:style-name="Standard">cat = Animal('Whiskers', 33, 10, 'Meow')</text:p>
      <text:p text:style-name="Standard"/>
      <text:p text:style-name="Standard"><text:soft-page-break/>print(cat.toString())</text:p>
      <text:p text:style-name="Standard"/>
      <text:p text:style-name="Standard"># You can't access this value directly because it is private</text:p>
      <text:p text:style-name="Standard">#print(cat.__name)</text:p>
      <text:p text:style-name="Standard"/>
      <text:p text:style-name="Standard"># INHERITANCE -------------</text:p>
      <text:p text:style-name="Standard"># You can inherit all of the variables and methods from another class</text:p>
      <text:p text:style-name="Standard"/>
      <text:p text:style-name="Standard">class Dog(Animal):</text:p>
      <text:p text:style-name="Standard"><text:s text:c="4"/>__owner = None</text:p>
      <text:p text:style-name="Standard"/>
      <text:p text:style-name="Standard"><text:s text:c="4"/>def __init__(self, name, height, weight, sound, owner):</text:p>
      <text:p text:style-name="Standard"><text:s text:c="8"/>self.__owner = owner</text:p>
      <text:p text:style-name="Standard"><text:s text:c="8"/>self.__animal_type = None</text:p>
      <text:p text:style-name="Standard"/>
      <text:p text:style-name="Standard"><text:s text:c="8"/># How to call the super class constructor</text:p>
      <text:p text:style-name="Standard"><text:s text:c="8"/>super(Dog, self).__init__(name, height, weight, sound)</text:p>
      <text:p text:style-name="Standard"/>
      <text:p text:style-name="Standard"><text:s text:c="4"/>def set_owner(self, owner):</text:p>
      <text:p text:style-name="Standard"><text:s text:c="8"/>self.__owner = owner</text:p>
      <text:p text:style-name="Standard"/>
      <text:p text:style-name="Standard"><text:s text:c="4"/>def get_owner(self):</text:p>
      <text:p text:style-name="Standard"><text:s text:c="8"/>return self.__owner</text:p>
      <text:p text:style-name="Standard"/>
      <text:p text:style-name="Standard"><text:s text:c="4"/>def get_type(self):</text:p>
      <text:p text:style-name="Standard"><text:s text:c="8"/>print ("Dog")</text:p>
      <text:p text:style-name="Standard"/>
      <text:p text:style-name="Standard"><text:s text:c="4"/># We can overwrite functions in the super class</text:p>
      <text:p text:style-name="Standard"><text:s text:c="4"/>def toString(self):</text:p>
      <text:p text:style-name="Standard"><text:s text:c="8"/>return "{} is {} cm tall and {} kilograms and says {}. His owner is {}".format(self.get_name(), self.get_height(), self.get_weight(), self.get_sound(), self.__owner)</text:p>
      <text:p text:style-name="Standard"/>
      <text:p text:style-name="Standard"><text:s text:c="4"/># You don't have to require attributes to be sent</text:p>
      <text:p text:style-name="Standard"><text:s text:c="4"/># This allows for method overloading</text:p>
      <text:p text:style-name="Standard"><text:s text:c="4"/>def multiple_sounds(self, how_many=None):</text:p>
      <text:p text:style-name="Standard"><text:s text:c="8"/>if how_many is None:</text:p>
      <text:p text:style-name="Standard"><text:s text:c="12"/>print(self.get_sound)</text:p>
      <text:p text:style-name="Standard"><text:s text:c="8"/>else:</text:p>
      <text:p text:style-name="Standard"><text:s text:c="12"/>print(self.get_sound() * how_many)</text:p>
      <text:p text:style-name="Standard"/>
      <text:p text:style-name="Standard">spot = Dog("Spot", 53, 27, "Ruff", "Derek")</text:p>
      <text:p text:style-name="Standard"/>
      <text:p text:style-name="Standard">print(spot.toString())</text:p>
      <text:p text:style-name="Standard"/>
      <text:p text:style-name="Standard"># Polymorphism allows use to refer to objects as their super class</text:p>
      <text:p text:style-name="Standard"># and the correct functions are called automatically</text:p>
      <text:p text:style-name="Standard"/>
      <text:p text:style-name="Standard">class AnimalTesting:</text:p>
      <text:p text:style-name="Standard"><text:s text:c="4"/>def get_type(self, animal):</text:p>
      <text:p text:style-name="Standard"><text:s text:c="8"/>animal.get_type()</text:p>
      <text:p text:style-name="Standard"/>
      <text:p text:style-name="Standard">test_animals = AnimalTesting()</text:p>
      <text:p text:style-name="Standard"><text:soft-page-break/></text:p>
      <text:p text:style-name="Standard">test_animals.get_type(cat)</text:p>
      <text:p text:style-name="Standard">test_animals.get_type(spot)</text:p>
      <text:p text:style-name="Standard"/>
      <text:p text:style-name="Standard">spot.multiple_sounds(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magio </meta:initial-creator>
    <meta:creation-date>2015-01-03T10:50:34</meta:creation-date>
    <dc:date>2015-01-03T22:20:01</dc:date>
    <dc:creator>formagio </dc:creator>
    <meta:editing-duration>PT11H27M4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0" meta:paragraph-count="340" meta:word-count="1830" meta:character-count="11543" meta:non-whitespace-character-count="9477"/>
  </office:meta>
</office:document-meta>
</file>